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cd2c" officeooo:paragraph-rsid="001acd2c"/>
    </style:style>
    <style:style style:name="P2" style:family="paragraph" style:parent-style-name="Standard">
      <style:text-properties fo:font-size="15pt" fo:font-weight="bold" officeooo:rsid="001acd2c" officeooo:paragraph-rsid="001acd2c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Courier 10 Pitch" fo:font-size="9pt" officeooo:rsid="001acd2c" officeooo:paragraph-rsid="001acd2c" style:font-size-asian="9pt" style:font-size-complex="9pt"/>
    </style:style>
    <style:style style:name="P4" style:family="paragraph" style:parent-style-name="Standard">
      <style:text-properties style:font-name="Courier 10 Pitch" fo:font-size="9pt" fo:font-weight="normal" officeooo:rsid="001acd2c" officeooo:paragraph-rsid="001acd2c" style:font-size-asian="9pt" style:font-weight-asian="normal" style:font-size-complex="9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Hacer una petición de JSON en Python</text:p>
      <text:p text:style-name="P1"/>
      <text:p text:style-name="P3">#!/usr/bin/env python</text:p>
      <text:p text:style-name="P3"># __author__ = 'ruben'</text:p>
      <text:p text:style-name="P3"/>
      <text:p text:style-name="P3">#Import the modules</text:p>
      <text:p text:style-name="P3">import requests</text:p>
      <text:p text:style-name="P3">import json</text:p>
      <text:p text:style-name="P3"/>
      <text:p text:style-name="P3"># Get the feed</text:p>
      <text:p text:style-name="P3">r = requests.get("http://en.wikipedia.org/w/api.php?format=json&amp;action=query&amp;titles=India&amp;prop=revisions&amp;rvprop=content&amp;callback=?")</text:p>
      <text:p text:style-name="P3">r.text</text:p>
      <text:p text:style-name="P3"/>
      <text:p text:style-name="P3"># Convert it to a Python dictionary</text:p>
      <text:p text:style-name="P3">data = json.loads(r.text)</text:p>
      <text:p text:style-name="P3"/>
      <text:p text:style-name="P3">print (data)</text:p>
      <text:p text:style-name="P3"/>
      <text:p text:style-name="P3"># Loop through the result.</text:p>
      <text:p text:style-name="P3">for item in data['data']['items']:</text:p>
      <text:p text:style-name="P3"><text:s text:c="4"/>print "Video Title: %s" % (item['title'])</text:p>
      <text:p text:style-name="P3"><text:s text:c="4"/>print "Video Category: %s" % (item['category'])</text:p>
      <text:p text:style-name="P3"><text:s text:c="4"/>print "Video ID: %s" % (item['id'])</text:p>
      <text:p text:style-name="P3"><text:s text:c="4"/>print "Video Rating: %f" % (item['rating'])</text:p>
      <text:p text:style-name="P3"><text:s text:c="4"/>print "Embed URL: %s" % (item['player']['default'])</text:p>
      <text:p text:style-name="P3"><text:s text:c="4"/>print</text:p>
      <text:p text:style-name="P3"/>
      <text:p text:style-name="P3"/>
      <text:p text:style-name="P2">Estadistica descriptiva en Python. Fórmulas de estadistica</text:p>
      <text:p text:style-name="P2"/>
      <text:p text:style-name="P4"># Fuente: https://dlegorreta.wordpress.com/category/sobre-machine-learning/machine-learning-en-python/</text:p>
      <text:p text:style-name="P4"># http://relopezbriega.github.io/blog/2015/06/27/probabilidad-y-estadistica-con-python/</text:p>
      <text:p text:style-name="P4">#</text:p>
      <text:p text:style-name="P4"/>
      <text:p text:style-name="P4"># Ejemplos de estadistica descriptiva con python</text:p>
      <text:p text:style-name="P4"/>
      <text:p text:style-name="P4">import numpy as np</text:p>
      <text:p text:style-name="P4">from scipy import stats</text:p>
      <text:p text:style-name="P4">import pandas as pd</text:p>
      <text:p text:style-name="P4">import matplotlib.pyplot as plt # importando matplotlib</text:p>
      <text:p text:style-name="P4"/>
      <text:p text:style-name="P4">np.random.seed(2131982) # para poder replicar el random</text:p>
      <text:p text:style-name="P4"/>
      <text:p text:style-name="P4">datos = np.random.randn(3, 2) # datos normalmente distribuidos</text:p>
      <text:p text:style-name="P4">print (datos)</text:p>
      <text:p text:style-name="P4"/>
      <text:p text:style-name="P4"># media aritmetica</text:p>
      <text:p text:style-name="P4">x = datos.mean() # Calcula la media aritmetica de</text:p>
      <text:p text:style-name="P4">print (x)</text:p>
      <text:p text:style-name="P4"/>
      <text:p text:style-name="P4">x = datos.mean(axis=1) # media aritmetica de cada fila</text:p>
      <text:p text:style-name="P4">print (x)</text:p>
      <text:p text:style-name="P4"/>
      <text:p text:style-name="P4">x = datos.mean(axis=0) # media aritmetica de cada columna</text:p>
      <text:p text:style-name="P4">print (x)</text:p>
      <text:p text:style-name="P4"/>
      <text:p text:style-name="P4"># mediana</text:p>
      <text:p text:style-name="P4">np.median(datos)</text:p>
      <text:p text:style-name="P4">np.median(datos, 0) # media aritmetica de cada columna</text:p>
      <text:p text:style-name="P4"><text:s/># Desviacion tipica</text:p>
      <text:p text:style-name="P4">np.std(datos)</text:p>
      <text:p text:style-name="P4"/>
      <text:p text:style-name="P4">np.std(datos, 0)</text:p>
      <text:p text:style-name="P4"><text:soft-page-break/></text:p>
      <text:p text:style-name="P4"># varianza</text:p>
      <text:p text:style-name="P4">np.var(datos)</text:p>
      <text:p text:style-name="P4">np.var(datos, 0) # varianza de cada columna</text:p>
      <text:p text:style-name="P4"># moda</text:p>
      <text:p text:style-name="P4">stats.mode(datos) # Calcula la moda de cada columna</text:p>
      <text:p text:style-name="P4"/>
      <text:p text:style-name="P4"># correlacion</text:p>
      <text:p text:style-name="P4">np.corrcoef(datos)</text:p>
      <text:p text:style-name="P4">np.corrcoef(datos[0], datos[1])</text:p>
      <text:p text:style-name="P4"># covarianza</text:p>
      <text:p text:style-name="P4">np.cov(datos) # calcula matriz de covarianza</text:p>
      <text:p text:style-name="P4"># covarianza de dos vectores</text:p>
      <text:p text:style-name="P4">np.cov(datos[0], datos[1])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3:23:30.605508573</meta:creation-date>
    <meta:generator>LibreOffice/4.4.2.2$Linux_x86 LibreOffice_project/40m0$Build-2</meta:generator>
    <dc:date>2015-12-06T13:29:40.127274544</dc:date>
    <meta:editing-duration>PT6M9S</meta:editing-duration>
    <meta:editing-cycles>1</meta:editing-cycles>
    <meta:document-statistic meta:table-count="0" meta:image-count="0" meta:object-count="0" meta:page-count="2" meta:paragraph-count="57" meta:word-count="229" meta:character-count="1823" meta:non-whitespace-character-count="1626"/>
  </office:meta>
</office:document-meta>
</file>